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officeooo:rsid="0014b3e7" officeooo:paragraph-rsid="0014b3e7"/>
    </style:style>
    <style:style style:name="P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3" style:family="paragraph" style:parent-style-name="Standard">
      <style:text-properties officeooo:paragraph-rsid="0014b3e7"/>
    </style:style>
    <style:style style:name="P4" style:family="paragraph" style:parent-style-name="Standard">
      <style:text-properties fo:font-weight="bold" officeooo:paragraph-rsid="0014b3e7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4b3e7" officeooo:paragraph-rsid="0014b3e7" style:font-weight-asian="bold" style:font-weight-complex="bold"/>
    </style:style>
    <style:style style:name="P7" style:family="paragraph" style:parent-style-name="Standard">
      <style:text-properties fo:font-weight="bold" officeooo:rsid="00168a75" officeooo:paragraph-rsid="00168a75" style:font-weight-asian="bold" style:font-weight-complex="bold"/>
    </style:style>
    <style:style style:name="P8" style:family="paragraph" style:parent-style-name="Standard">
      <style:text-properties officeooo:paragraph-rsid="00168a75"/>
    </style:style>
    <style:style style:name="T1" style:family="text">
      <style:text-properties officeooo:rsid="0014b3e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fo:font-weight="bold" officeooo:rsid="0014b3e7" style:font-weight-asian="bold" style:font-weight-complex="bold"/>
    </style:style>
    <style:style style:name="T5" style:family="text">
      <style:text-properties fo:font-weight="bold" officeooo:rsid="00168a75" style:font-weight-asian="bold" style:font-weight-complex="bold"/>
    </style:style>
    <style:style style:name="T6" style:family="text">
      <style:text-properties style:font-name="monospace"/>
    </style:style>
    <style:style style:name="T7" style:family="text">
      <style:text-properties style:font-name="monospace" fo:font-weight="bold" officeooo:rsid="00168a75" style:font-weight-asian="bold" style:font-weight-complex="bold"/>
    </style:style>
    <style:style style:name="T8" style:family="text">
      <style:text-properties style:font-name="sans-serif" fo:font-weight="bold" officeooo:rsid="00168a7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ROP DATABASE <text:span text:style-name="T1">nombre</text:span>;</text:p>
      <text:p text:style-name="P5"/>
      <text:p text:style-name="P5">CREATE DATABASE <text:span text:style-name="T1">nombre;</text:span></text:p>
      <text:p text:style-name="P5"/>
      <text:p text:style-name="P5">USE <text:span text:style-name="T1">nombre</text:span>;</text:p>
      <text:p text:style-name="Standard"/>
      <text:p text:style-name="P5">CREATE TABLE IF NOT EXISTS <text:span text:style-name="T1">nombre</text:span> (</text:p>
      <text:p text:style-name="Standard"/>
      <text:p text:style-name="Standard">    <text:span text:style-name="T1">nombre<text:tab/></text:span>VARCHAR (50) <text:s/><text:span text:style-name="T1">NULL<text:tab/></text:span>,</text:p>
      <text:p text:style-name="Standard">    <text:span text:style-name="T1">nombre</text:span> <text:tab/><text:span text:style-name="T1">INT<text:tab/><text:tab/> <text:s text:c="2"/></text:span><text:s text:c="2"/>NOT NULL,</text:p>
      <text:p text:style-name="Standard"><text:span text:style-name="T1"><text:s text:c="4"/>nombre<text:tab/></text:span>ENUM <text:tab/> <text:s text:c="4"/>('BLANCO','TINTO','ROSADO') ,</text:p>
      <text:p text:style-name="Standard"/>
      <text:p text:style-name="P3"><text:span text:style-name="T4">PRIMARY KEY</text:span><text:span text:style-name="T1"> </text:span></text:p>
      <text:p text:style-name="Standard">    CONSTRAINT PK_PAI PRIMARY KEY (nom_pais), </text:p>
      <text:p text:style-name="Standard"/>
      <text:p text:style-name="P4"><text:span text:style-name="T1">UNIQUE KEY</text:span></text:p>
      <text:p text:style-name="Standard">    CONSTRAINT UN_PAI UNIQUE KEY (capital)<text:tab/></text:p>
      <text:p text:style-name="Standard"/>
      <text:p text:style-name="P3"><text:span text:style-name="T4">FOREIGN</text:span><text:span text:style-name="T1"> </text:span><text:span text:style-name="T4">KEY</text:span></text:p>
      <text:p text:style-name="Standard">    CONSTRAINT FK_ING_PAIS FOREIGN KEY (nombrepais) REFERENCES PAIS (nom_pais) </text:p>
      <text:p text:style-name="Standard"/>
      <text:p text:style-name="P5">);</text:p>
      <text:p text:style-name="P1"/>
      <text:p text:style-name="P6">ALTER TABLE </text:p>
      <text:p text:style-name="Standard">ALTER TABLE PARTICIPA ADD CONSTRAINT FK_PAR_VEN FOREIGN KEY (factura) REFERENCES PRODUCTO (id_producto);</text:p>
      <text:p text:style-name="Standard"/>
      <text:p text:style-name="Standard"/>
      <text:p text:style-name="P6">CAMBIA TIPO DE DATO</text:p>
      <text:p text:style-name="Standard">ALTER TABLE <text:span text:style-name="T1">nombretabla</text:span> MODIFY <text:span text:style-name="T1">nombrecampo</text:span> TEXT;</text:p>
      <text:p text:style-name="Standard"/>
      <text:p text:style-name="P6">PONE AUTOINCREMENTO</text:p>
      <text:p text:style-name="Standard">ALTER TABLE CLIENTE AUTO_INCREMENT=1;</text:p>
      <text:p text:style-name="Standard"/>
      <text:p text:style-name="P6">ELIMINA EL CAMPO</text:p>
      <text:p text:style-name="Standard">ALTER TABLE PARTICIPA DROP montoTotalProducto;</text:p>
      <text:p text:style-name="Standard"/>
      <text:p text:style-name="P5">CAMBIA EL NOMBRE DE CUIT POR COD_PRO</text:p>
      <text:p text:style-name="Standard">ALTER TABLE PROVEEDOR CHANGE cuit cod_pro VARCHAR (10);</text:p>
      <text:p text:style-name="Standard"/>
      <text:p text:style-name="P6">AÑADIR CAMPOS A TABLA </text:p>
      <text:p text:style-name="Standard">ALTER TABLE PROVEEDOR ADD CodigoPostal VARCHAR (5);</text:p>
      <text:p text:style-name="P3">ALTER TABLE CLIENTE ADD CodigoPostal VARCHAR (5) AFTER nro_factura;</text:p>
      <text:p text:style-name="P3"/>
      <text:p text:style-name="P6">PRECIO DEBE SER MAYOR O IGUAL A 0</text:p>
      <text:p text:style-name="Standard">ALTER TABLE PRODUCTO ADD CONSTRAINT CK_PRODU_PRE CHECK (precio&gt;=0);</text:p>
      <text:p text:style-name="P2"/>
      <text:p text:style-name="P7">RENOMBRAR UNA TABLA </text:p>
      <text:p text:style-name="P8">ALTER TABLE nombreTablaViejo RENAME TO nombreNuevo;<text:span text:style-name="T5"> </text:span></text:p>
      <text:p text:style-name="P8"><text:span text:style-name="T5"/></text:p>
      <text:p text:style-name="P8"><text:soft-page-break/><text:span text:style-name="T8">Habilitando/ deshabilitando claves</text:span><text:span text:style-name="T5"><text:line-break/></text:span><text:span text:style-name="T7">ALTER TABLE</text:span><text:span text:style-name="T5"> </text:span><text:span text:style-name="T7">tabla ENABLE KEYS;</text:span><text:span text:style-name="T5"><text:line-break/></text:span><text:span text:style-name="T7">ALTER TABLE</text:span><text:span text:style-name="T5"> </text:span><text:span text:style-name="T7">tabla DISABLE KEYS;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4T11:10:13.925000000</meta:creation-date>
    <dc:date>2023-02-14T11:23:59.838000000</dc:date>
    <meta:editing-duration>PT13M45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32" meta:word-count="164" meta:character-count="1208" meta:non-whitespace-character-count="1029"/>
  </office:meta>
</office:document-meta>
</file>